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26619" officeooo:paragraph-rsid="00126619" fo:background-color="#1e1e1e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26619" officeooo:paragraph-rsid="00135c7d" fo:background-color="#1e1e1e"/>
    </style:style>
    <style:style style:name="P4" style:family="paragraph" style:parent-style-name="Standard">
      <style:text-properties officeooo:rsid="00126619" officeooo:paragraph-rsid="00126619"/>
    </style:style>
    <style:style style:name="P5" style:family="paragraph" style:parent-style-name="Standard">
      <style:text-properties officeooo:rsid="00126619" officeooo:paragraph-rsid="0012f335"/>
    </style:style>
    <style:style style:name="P6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35c7d" officeooo:paragraph-rsid="00135c7d" fo:background-color="#1e1e1e"/>
    </style:style>
    <style:style style:name="P7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6b5f9" officeooo:paragraph-rsid="0016b5f9" fo:background-color="#1e1e1e"/>
    </style:style>
    <style:style style:name="T1" style:family="text">
      <style:text-properties officeooo:rsid="0011c276"/>
    </style:style>
    <style:style style:name="T2" style:family="text">
      <style:text-properties fo:color="#ce9178"/>
    </style:style>
    <style:style style:name="T3" style:family="text">
      <style:text-properties fo:color="#9cdcfe"/>
    </style:style>
    <style:style style:name="T4" style:family="text">
      <style:text-properties officeooo:rsid="00126619"/>
    </style:style>
    <style:style style:name="T5" style:family="text">
      <style:text-properties officeooo:rsid="0012f3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ker build -t ebiznesprzystalskiplay . <text:s text:c="2"/><text:tab/><text:tab/>--<text:span text:style-name="T1">tworzy obraz <text:s/>. - katalog z Dockerfilem</text:span></text:p>
      <text:p text:style-name="Standard"/>
      <text:p text:style-name="Standard">docker run -p 9000:9000 -v /home/mateusz/play-silhouette-seed-master:/play -v /home/mateusz/ebiznesmysql:/mysql -it -d ebiznesprzystalskiplay /bin/bash</text:p>
      <text:p text:style-name="Standard"/>
      <text:p text:style-name="P1">    docker exec -u root -t -i <text:span text:style-name="T2">$(</text:span><text:span text:style-name="T3">ID</text:span><text:span text:style-name="T2">)</text:span> /bin/bash</text:p>
      <text:p text:style-name="P1"/>
      <text:p text:style-name="P2">chown -R mysql:mysql /var/lib/mysql</text:p>
      <text:p text:style-name="P2"><text:tab/>service mysql start</text:p>
      <text:p text:style-name="Standard"/>
      <text:p text:style-name="Standard">mysql -u root</text:p>
      <text:p text:style-name="Standard"><text:tab/>SELECT User,Host FROM mysql.user;</text:p>
      <text:p text:style-name="Standard"><text:tab/>DROP USER 'root'@'localhost';</text:p>
      <text:p text:style-name="Standard"><text:tab/>CREATE USER 'root'@'%' IDENTIFIED BY '<text:span text:style-name="T4">12345</text:span>';</text:p>
      <text:p text:style-name="Standard"><text:tab/>GRANT ALL PRIVILEGES ON *.* TO 'root'@'%' WITH GRANT OPTION;</text:p>
      <text:p text:style-name="Standard"><text:tab/>FLUSH PRIVILEGES;</text:p>
      <text:p text:style-name="Standard"/>
      <text:p text:style-name="P4">mysql -u root <text:s/>-p </text:p>
      <text:p text:style-name="P4">create database Ebiznes</text:p>
      <text:p text:style-name="P4"/>
      <text:p text:style-name="P4">wyjść z mysql</text:p>
      <text:p text:style-name="P4"/>
      <text:p text:style-name="P4">mysql -u root -p Ebiznes &lt; Ebiznes.sql</text:p>
      <text:p text:style-name="P4"/>
      <text:p text:style-name="P4">sbt run (w folderze playa)</text:p>
      <text:p text:style-name="P4"/>
      <text:p text:style-name="P4"/>
      <text:p text:style-name="P4"/>
      <text:p text:style-name="P4"/>
      <text:p text:style-name="P4"/>
      <text:p text:style-name="P4"/>
      <text:p text:style-name="P5">docker build -t ebiznesprzystalski<text:span text:style-name="T5">react</text:span> .</text:p>
      <text:p text:style-name="P5"/>
      <text:p text:style-name="P5">docker run -p 3000:3000 -v /home/mateusz/ebiznesReact/ebiznesreact2:/react -it -d ebiznesprzystalskireact /bin/bash</text:p>
      <text:p text:style-name="P5"/>
      <text:p text:style-name="P3">   docker exec -u root -t -i <text:span text:style-name="T2">$(</text:span><text:span text:style-name="T3">ID</text:span><text:span text:style-name="T2">)</text:span> /bin/bash</text:p>
      <text:p text:style-name="P6">cd react</text:p>
      <text:p text:style-name="P7">npm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4:09:04.446535358</meta:creation-date>
    <dc:date>2019-06-23T19:40:04.077064161</dc:date>
    <meta:editing-duration>PT1H46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17" meta:character-count="874" meta:non-whitespace-character-count="759"/>
  </office:meta>
</office:document-meta>
</file>